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0.976cm" svg:height="0.725cm" svg:x="1.045cm" svg:y="1.324cm">
            <draw:text-box>
              <text:p text:style-name="P1">47</text:p>
            </draw:text-box>
          </draw:frame>
          <draw:rect draw:style-name="gr2" draw:text-style-name="P2" draw:layer="layout" svg:width="5.893cm" svg:height="1.283cm" svg:x="1.529cm" svg:y="2.067cm">
            <text:p text:style-name="P2"><text:span text:style-name="T1">OUI(</text:span><text:span text:style-name="T1">ベンダコード</text:span><text:span text:style-name="T1">)</text:span></text:p>
          </draw:rect>
          <draw:rect draw:style-name="gr2" draw:text-style-name="P3" draw:layer="layout" svg:width="5.893cm" svg:height="1.283cm" svg:x="7.43cm" svg:y="2.068cm">
            <text:p text:style-name="P3">ベンダが割り当てるアドレス</text:p>
          </draw:rect>
          <draw:frame draw:style-name="gr1" draw:text-style-name="P1" draw:layer="layout" svg:width="0.976cm" svg:height="0.725cm" svg:x="6.595cm" svg:y="1.281cm">
            <draw:text-box>
              <text:p text:style-name="P1">24</text:p>
            </draw:text-box>
          </draw:frame>
          <draw:frame draw:style-name="gr1" draw:text-style-name="P1" draw:layer="layout" svg:width="0.976cm" svg:height="0.725cm" svg:x="7.258cm" svg:y="1.303cm">
            <draw:text-box>
              <text:p text:style-name="P1">23</text:p>
            </draw:text-box>
          </draw:frame>
          <draw:frame draw:style-name="gr1" draw:text-style-name="P1" draw:layer="layout" svg:width="0.739cm" svg:height="0.725cm" svg:x="12.837cm" svg:y="1.256cm">
            <draw:text-box>
              <text:p text:style-name="P1">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6T18:51:22</meta:creation-date>
    <dc:date>2010-11-17T08:49:38.35</dc:date>
    <meta:editing-duration>PT13H58M16S</meta:editing-duration>
    <meta:editing-cycles>3</meta:editing-cycles>
    <meta:generator>OpenOffice.org/3.2$Win32 OpenOffice.org_project/320m18$Build-9502</meta:generator>
    <meta:document-statistic meta:object-count="7"/>
  </office:meta>
</office:document-meta>
</file>